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24f" officeooo:paragraph-rsid="000cd24f"/>
    </style:style>
    <style:style style:name="P2" style:family="paragraph" style:parent-style-name="Standard">
      <style:text-properties officeooo:rsid="000cd24f" officeooo:paragraph-rsid="000d5f31"/>
    </style:style>
    <style:style style:name="P3" style:family="paragraph" style:parent-style-name="Standard">
      <style:text-properties fo:font-size="15pt" fo:font-style="italic" officeooo:rsid="000cd24f" officeooo:paragraph-rsid="000d5f31" style:font-size-asian="15pt" style:font-style-asian="italic" style:font-size-complex="15pt" style:font-style-complex="italic"/>
    </style:style>
    <style:style style:name="P4" style:family="paragraph" style:parent-style-name="Standard">
      <style:text-properties fo:font-size="15pt" fo:font-style="normal" officeooo:rsid="000d5f31" officeooo:paragraph-rsid="000d5f31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cd24f" officeooo:paragraph-rsid="000cd24f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0d5f31"/>
    </style:style>
    <style:style style:name="P7" style:family="paragraph" style:parent-style-name="Standard">
      <style:text-properties officeooo:paragraph-rsid="00192424"/>
    </style:style>
    <style:style style:name="P8" style:family="paragraph" style:parent-style-name="Standard">
      <style:text-properties fo:font-size="15pt" fo:font-style="normal" officeooo:rsid="001817d1" officeooo:paragraph-rsid="000d5f31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6pt" fo:font-style="italic" officeooo:rsid="000cd24f" officeooo:paragraph-rsid="000d5f31" style:font-size-asian="16pt" style:font-style-asian="italic" style:font-size-complex="16pt" style:font-style-complex="italic"/>
    </style:style>
    <style:style style:name="P10" style:family="paragraph" style:parent-style-name="Standard">
      <style:text-properties officeooo:paragraph-rsid="00192424"/>
    </style:style>
    <style:style style:name="P11" style:family="paragraph" style:parent-style-name="Standard">
      <style:text-properties officeooo:rsid="001b8e89" officeooo:paragraph-rsid="001b8e89"/>
    </style:style>
    <style:style style:name="T1" style:family="text">
      <style:text-properties fo:font-size="16pt" fo:font-style="italic" officeooo:rsid="000cd24f" style:font-size-asian="16pt" style:font-style-asian="italic" style:font-size-complex="16pt" style:font-style-complex="italic"/>
    </style:style>
    <style:style style:name="T2" style:family="text">
      <style:text-properties fo:font-size="16pt" fo:font-style="italic" officeooo:rsid="000e2232" style:font-size-asian="16pt" style:font-style-asian="italic" style:font-size-complex="16pt" style:font-style-complex="italic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size="15pt" fo:font-style="normal" officeooo:rsid="000d5f31" style:font-size-asian="15pt" style:font-style-asian="normal" style:font-size-complex="15pt" style:font-style-complex="normal"/>
    </style:style>
    <style:style style:name="T5" style:family="text">
      <style:text-properties fo:font-size="15pt" fo:font-style="normal" officeooo:rsid="0018d57b" style:font-size-asian="15pt" style:font-style-asian="normal" style:font-size-complex="15pt" style:font-style-complex="normal"/>
    </style:style>
    <style:style style:name="T6" style:family="text">
      <style:text-properties fo:font-size="15pt" fo:font-style="normal" officeooo:rsid="00192424" style:font-size-asian="15pt" style:font-style-asian="normal" style:font-size-complex="15pt" style:font-style-complex="normal"/>
    </style:style>
    <style:style style:name="T7" style:family="text">
      <style:text-properties fo:font-size="15pt" fo:font-style="normal" officeooo:rsid="0019294f" style:font-size-asian="15pt" style:font-style-asian="normal" style:font-size-complex="15pt" style:font-style-complex="normal"/>
    </style:style>
    <style:style style:name="T8" style:family="text">
      <style:text-properties fo:font-size="15pt" fo:font-style="normal" officeooo:rsid="001ad6a1" style:font-size-asian="15pt" style:font-style-asian="normal" style:font-size-complex="15pt" style:font-style-complex="normal"/>
    </style:style>
    <style:style style:name="T9" style:family="text">
      <style:text-properties fo:font-size="15pt" fo:font-style="normal" officeooo:rsid="001b8e89" style:font-size-asian="15pt" style:font-style-asian="normal" style:font-size-complex="15pt" style:font-style-complex="normal"/>
    </style:style>
    <style:style style:name="T10" style:family="text">
      <style:text-properties fo:font-size="15pt" fo:font-style="italic" officeooo:rsid="0018d57b" style:font-size-asian="15pt" style:font-style-asian="italic" style:font-size-complex="15pt" style:font-style-complex="italic"/>
    </style:style>
    <style:style style:name="T11" style:family="text">
      <style:text-properties fo:font-size="15pt" fo:font-style="italic" officeooo:rsid="000d5f31" style:font-size-asian="15pt" style:font-style-asian="italic" style:font-size-complex="15pt" style:font-style-complex="italic"/>
    </style:style>
    <style:style style:name="T12" style:family="text">
      <style:text-properties officeooo:rsid="001ad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9D070052 – Sheel Shah</text:p>
      <text:p text:style-name="P1"/>
      <text:p text:style-name="P3"/>
      <text:p text:style-name="P9">a. What is the main difference between POMCP on the one hand, and traditional POMDP planning algorithms such as value iteration and policy iteration on the other? On a related note, describe the properties of tasks on which POMCP would be a better choice than the <text:span text:style-name="T12">t</text:span>raditional algorithms, and vice versa.</text:p>
      <text:p text:style-name="P6"><text:span text:style-name="T10">=</text:span><text:span text:style-name="T11">&gt; </text:span><text:span text:style-name="T8">POMDP planning algorithms update beliefs and use classic MDP planning algorithms to solve for the belief-MDP using some compact representation. The representation grows exponentially after each iteration. POMCP uses Monte-Carlo sampling, and hence can handle the blowing up of dimension. This is done for both planning as well as belief updates, which were done by actual calculation in PI/VI (belief updates were done by the formulas </text:span><text:span text:style-name="T9">[Bayes’ theorem]</text:span><text:span text:style-name="T8"> seen in last class, and the MDP had to be solved in every iteration, but POMCP approximates both these steps)</text:span></text:p>
      <text:p text:style-name="P4"/>
      <text:p text:style-name="P7"><text:span text:style-name="T2">b</text:span><text:span text:style-name="T1">. <text:s/>Provide a summary of POMCP, indicating the main steps that it performs.</text:span></text:p>
      <text:p text:style-name="P6"><text:span text:style-name="T5">=</text:span><text:span text:style-name="T4">&gt; </text:span><text:span text:style-name="T6">1. </text:span><text:span text:style-name="T9">Action selection is done via MCTS (based on UCB based exploration-exploitation). The search tree nodes are not states, but histories, since POMDPs do not have state information.</text:span></text:p>
      <text:p text:style-name="P7"><text:span text:style-name="T6">2. </text:span><text:span text:style-name="T7">“we approximate the belief state using an unweighted particle filter, and use a Monte-Carlo procedure” </text:span><text:span text:style-name="T9">as in the paper. After every interaction (action + observation), MC simulation updates the particles of the filter, where each simulation is begun by a random state chosen as per the current belief.</text:span></text:p>
      <text:p text:style-name="P11"><text:span text:style-name="T9">3. </text:span><text:span text:style-name="T3">The algorithm is in essence partially observable MCTS, combined with usage of the simulations to update the belief state as well.</text:span></text:p>
      <text:p text:style-name="P8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2:40:25.248854842</meta:creation-date>
    <dc:date>2022-04-02T17:59:11.417650010</dc:date>
    <meta:editing-duration>PT1H3M2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56" meta:character-count="1584" meta:non-whitespace-character-count="1332"/>
  </office:meta>
</office:document-meta>
</file>